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d27c" officeooo:paragraph-rsid="0018d2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jango</text:p>
      <text:p text:style-name="P1"/>
      <text:p text:style-name="P1">1. Instalace ve virtuálním prostředí</text:p>
      <text:p text:style-name="P1"><text:a xlink:type="simple" xlink:href="https://www.digitalocean.com/community/tutorials/how-to-install-the-django-web-framework-on-ubuntu-14-04">https://www.digitalocean.com/community/tutorials/how-to-install-the-django-web-framework-on-ubuntu-14-04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09:50:21.777580586</meta:creation-date>
    <dc:date>2016-07-24T09:51:30.659850595</dc:date>
    <meta:editing-duration>P0D</meta:editing-duration>
    <meta:editing-cycles>1</meta:editing-cycles>
    <meta:document-statistic meta:table-count="0" meta:image-count="0" meta:object-count="0" meta:page-count="1" meta:paragraph-count="3" meta:word-count="7" meta:character-count="146" meta:non-whitespace-character-count="142"/>
    <meta:generator>LibreOffice/4.2.8.2$Linux_X86_64 LibreOffice_project/420m0$Build-2</meta:generator>
  </office:meta>
</office:document-meta>
</file>